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Roboto, Arial, sans-serif"/>
    <style:font-face style:name="Lohit Marathi1" svg:font-family="'Lohit Marathi'"/>
    <style:font-face style:name="Rosario" svg:font-family="Rosario, sans-serif"/>
    <style:font-face style:name="inherit" svg:font-family="inherit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Helvetica Neue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inherit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5" style:family="paragraph" style:parent-style-name="Heading_20_1">
      <style:text-properties fo:font-variant="normal" fo:text-transform="none" fo:color="#500000" style:font-name="Rosario" fo:letter-spacing="normal" fo:font-style="normal" fo:font-weight="bold"/>
    </style:style>
    <style:style style:name="P6" style:family="paragraph" style:parent-style-name="Heading_20_2">
      <style:text-properties fo:font-variant="normal" fo:text-transform="none" fo:color="#500000" style:font-name="Rosario" fo:letter-spacing="normal" fo:font-style="normal" fo:font-weight="bold"/>
    </style:style>
    <style:style style:name="P7" style:family="paragraph" style:parent-style-name="Heading_20_3">
      <style:paragraph-properties fo:margin-left="0in" fo:margin-right="0in" fo:margin-top="0in" fo:margin-bottom="0in" loext:contextual-spacing="false" fo:line-height="140%" fo:orphans="2" fo:widows="2" fo:text-indent="0in" style:auto-text-indent="false" fo:padding="0in" fo:border="none"/>
      <style:text-properties fo:font-variant="normal" fo:text-transform="none" fo:color="#500000" style:font-name="Rosario" fo:letter-spacing="normal" fo:font-style="normal" fo:font-weight="bold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222222" fo:letter-spacing="normal" fo:font-style="normal" fo:font-weight="normal"/>
    </style:style>
    <style:style style:name="P9" style:family="paragraph" style:parent-style-name="Preformatted_20_Text">
      <style:paragraph-properties fo:margin-top="0in" fo:margin-bottom="0in" loext:contextual-spacing="false" fo:orphans="2" fo:widows="2" fo:padding="0in" fo:border="none"/>
    </style:style>
    <style:style style:name="P1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222222" fo:letter-spacing="normal" fo:font-style="normal" fo:font-weight="normal"/>
    </style:style>
    <style:style style:name="T1" style:family="text">
      <style:text-properties fo:font-variant="normal" fo:text-transform="none" fo:color="#222222" style:font-name="inherit" fo:font-size="12pt" fo:letter-spacing="normal" fo:font-style="normal" fo:font-weight="normal"/>
    </style:style>
    <style:style style:name="T2" style:family="text">
      <style:text-properties fo:font-variant="normal" fo:text-transform="none" fo:color="#222222" style:font-name="inherit" fo:font-size="12pt" fo:letter-spacing="normal" fo:font-style="italic" fo:font-weight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Homework 1</text:h>
      <text:p text:style-name="Standard"/>
      <text:h text:style-name="P6" text:outline-level="2">Annual Growth</text:h>
      <text:h text:style-name="P7" text:outline-level="3">Program</text:h>
      <text:p text:style-name="P1">Implement a program that:</text:p>
      <text:list xml:id="list6586766286119142777" text:style-name="L1">
        <text:list-item>
          <text:p text:style-name="P2">asks the user to enter her/his:</text:p>
          <text:list>
            <text:list-item>
              <text:p text:style-name="P3">first name,</text:p>
            </text:list-item>
            <text:list-item>
              <text:p text:style-name="P3">last name,</text:p>
            </text:list-item>
            <text:list-item>
              <text:p text:style-name="P3">birth year,</text:p>
            </text:list-item>
            <text:list-item>
              <text:p text:style-name="P4"><text:span text:style-name="T1">and height (in feet and inches; e.g., 5'10").<text:line-break/></text:span><text:span text:style-name="Emphasis"><text:span text:style-name="T2">Note: You will need to ask for both separately.</text:span></text:span></text:p>
            </text:list-item>
          </text:list>
        </text:list-item>
        <text:list-item>
          <text:p text:style-name="P2">and subsequently,</text:p>
          <text:list>
            <text:list-item>
              <text:p text:style-name="P3">approximates the user’s age as their birth year subtracted from the current year (2016).</text:p>
            </text:list-item>
            <text:list-item>
              <text:p text:style-name="P4"><text:span text:style-name="T1">calculates his/her height in centimeters.<text:line-break/></text:span><text:span text:style-name="Emphasis"><text:span text:style-name="T2">Note: 1 inch is 2.54 centimeters; moreover, there are 12 inches in one foot.</text:span></text:span></text:p>
            </text:list-item>
            <text:list-item>
              <text:p text:style-name="P3">computes her/his average annual growth per year in centimeters, under the assumption that one’s height at birth is 51 cm.</text:p>
            </text:list-item>
          </text:list>
        </text:list-item>
      </text:list>
      <text:p text:style-name="P1">Your implementation should be written such that it is easily readable by other programmers. Use comments where appropriate and use appropriate variable identifiers.</text:p>
      <text:p text:style-name="P1">The output of your program should resemble the following:</text:p>
      <text:p text:style-name="P8">Hello &lt;first name&gt; &lt;last name&gt;. You were &lt;age&gt; years old in 2016, and </text:p>
      <text:p text:style-name="P9"/>
      <text:p text:style-name="P10">your height is &lt;height&gt; cm. That means that you grew an average of </text:p>
      <text:p text:style-name="P9"/>
      <text:p text:style-name="P9"><text:span text:style-name="T3">&lt;value&gt; cm per year (assuming you were 51 cm at birth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Roboto, Arial, sans-serif"/>
    <style:font-face style:name="Lohit Marathi1" svg:font-family="'Lohit Marathi'"/>
    <style:font-face style:name="Rosario" svg:font-family="Rosario, sans-serif"/>
    <style:font-face style:name="inherit" svg:font-family="inherit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ohit Marathi" style:font-family-complex="'Lohit Marath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ohit Marathi" style:font-family-complex="'Lohit Marath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Lohit Marathi" style:font-family-complex="'Lohit Marath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00:55:20.868238554</meta:creation-date>
    <dc:date>2016-11-14T00:56:06.988758359</dc:date>
    <meta:editing-duration>PT47S</meta:editing-duration>
    <meta:editing-cycles>1</meta:editing-cycles>
    <meta:document-statistic meta:table-count="0" meta:image-count="0" meta:object-count="0" meta:page-count="1" meta:paragraph-count="18" meta:word-count="171" meta:character-count="979" meta:non-whitespace-character-count="833"/>
    <meta:generator>LibreOffice/5.2.2.2.0$Linux_X86_64 LibreOffice_project/20m0$Build-2</meta:generator>
  </office:meta>
</office:document-meta>
</file>